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320413C3D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umberland AMT" svg:font-family="'Cumberland AMT'" style:font-family-generic="modern" style:font-pitch="fixed"/>
    <style:font-face style:name="Thorndale AMT" svg:font-family="'Thorndale AMT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2" svg:font-family="'DejaVu Sans'" style:font-adornments="Félkövér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Subtitle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itle" style:master-page-name="First_20_Page">
      <style:paragraph-properties fo:text-align="center" style:justify-single-word="false" style:page-number="auto"/>
    </style:style>
    <style:style style:name="P5" style:family="paragraph">
      <style:paragraph-properties fo:text-align="center"/>
    </style:style>
    <style:style style:name="T1" style:family="text"/>
    <style:style style:name="fr1" style:family="graphic" style:parent-style-name="Frame">
      <style:graphic-properties style:run-through="foreground" style:protect="size position"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stroke="none" draw:fill="solid" draw:fill-color="#94bd5e" draw:textarea-horizontal-align="center" draw:textarea-vertical-align="middle" style:run-through="background" style:wrap="run-through" style:number-wrapped-paragraphs="no-limit" style:vertical-pos="top" style:vertical-rel="page" style:horizontal-pos="right" style:horizontal-rel="page" draw:wrap-influence-on-position="once-concurrent" style:flow-with-text="false"/>
    </style:style>
    <style:style style:name="gr2" style:family="graphic">
      <style:graphic-properties draw:stroke="none" draw:stroke-dash="Dash_20_2" svg:stroke-width="0cm" svg:stroke-color="#000000" draw:marker-start="" draw:marker-start-width="0.529cm" draw:marker-start-center="false" draw:marker-end="" draw:marker-end-width="0.529cm" draw:marker-end-center="false" svg:stroke-opacity="100%" draw:stroke-linejoin="round" draw:fill="bitmap" draw:fill-color="#99ccff" draw:secondary-fill-color="#99ccff" draw:fill-gradient-name="Gradient_20_10" draw:gradient-step-count="0" draw:fill-hatch-name="Hatch_20_1" draw:fill-hatch-solid="false" draw:fill-image-name="Earth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529cm" draw:shadow-offset-y="0.529cm" draw:shadow-color="#808080" draw:shadow-opacity="100%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3" style:family="graphic">
      <style:graphic-properties draw:stroke="none" draw:stroke-dash="Dash_20_2" svg:stroke-width="0cm" svg:stroke-color="#000000" draw:marker-start="" draw:marker-start-width="0.529cm" draw:marker-start-center="false" draw:marker-end="" draw:marker-end-width="0.529cm" draw:marker-end-center="false" svg:stroke-opacity="100%" draw:stroke-linejoin="round" draw:fill="bitmap" draw:fill-color="#99ccff" draw:secondary-fill-color="#99ccff" draw:fill-gradient-name="Gradient_20_10" draw:gradient-step-count="0" draw:fill-hatch-name="Hatch_20_1" draw:fill-hatch-solid="false" draw:fill-image-name="Earth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529cm" draw:shadow-offset-y="0.529cm" draw:shadow-color="#808080" draw:shadow-opacity="100%" dr3d:horizontal-segments="24" dr3d:vertical-segments="24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 style:run-through="foreground"/>
    </style:style>
    <number:date-style style:name="N76" number:automatic-order="true">
      <number:year number:style="long"/>
      <number:text>. </number:text>
      <number:month number:style="long" number:textual="true"/>
      <number:text> </number:text>
      <number:day/>
      <number:text>.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rect text:anchor-type="paragraph" draw:z-index="0" draw:style-name="gr1" draw:text-style-name="P5" svg:width="10.501cm" svg:height="29.701cm" svg:x="10.497cm" svg:y="0cm"><text:p/></draw:rect><dr3d:scene text:anchor-type="paragraph" draw:z-index="1" draw:style-name="gr2" svg:width="19.192cm" svg:height="19.271cm" svg:x="0.905cm" svg:y="5.214cm" dr3d:transform="matrix (0.71595166476855 0.298184499016212 -0.63126794490263 -0.0338273225530742 0.917955485855429 0.395238457436536 0.697329854490706 -0.261617527192604 0.667298541510165 -0.0199978460596291cm -0.00298582791348572cm 0.000128599663934696cm)" dr3d:vrp="(0 0 16885.7142857143)" dr3d:vpn="(0 0 14285.7142857143)" dr3d:projection="perspective" dr3d:distance="4.586cm" dr3d:focal-length="17.639cm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sphere draw:style-name="gr3"/></dr3d:scene><text:title>Földünk</text:title></text:p>
      <text:p text:style-name="P2"><draw:frame draw:style-name="fr1" draw:name="Keret1" text:anchor-type="paragraph" svg:x="0cm" svg:y="19.059cm" svg:width="8.497cm" draw:z-index="2"><draw:text-box fo:min-height="3.547cm"><text:p text:style-name="P1"><text:span text:style-name="Strong_20_Emphasis"><text:initial-creator>AgentK</text:initial-creator></text:span></text:p><text:p text:style-name="P1"><text:date style:data-style-name="N76" text:date-value="2008-01-05T22:49:58.96" text:fixed="true">2008. január 5.</text:date></text:p><text:p text:style-name="P1"><text:span text:style-name="Variable">Verziószám: </text:span><text:span text:style-name="Variable"><text:editing-cycles>14</text:editing-cycles></text:span></text:p><text:p text:style-name="P1"/></draw:text-box></draw:frame><text:subject>Látványos sablon Földünk fotorealisztikus képével</text:subject></text:p>
      <text:h text:style-name="P3" text:outline-level="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umberland AMT" svg:font-family="'Cumberland AMT'" style:font-family-generic="modern" style:font-pitch="fixed"/>
    <style:font-face style:name="Thorndale AMT" svg:font-family="'Thorndale AMT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2" svg:font-family="'DejaVu Sans'" style:font-adornments="Félkövér" style:font-family-generic="swiss" style:font-pitch="variable"/>
    <style:font-face style:name="Andale Sans UI" svg:font-family="'Andale Sans UI'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Earth" xlink:href="Pictures/100000000000064000000320413C3D7A.png" xlink:type="simple" xlink:show="embed" xlink:actuate="onLoad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hu" fo:country="HU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fo:font-weight="normal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margin-top="1.411cm" fo:margin-bottom="0.212cm" fo:text-align="center" style:justify-single-word="false"/>
      <style:text-properties style:font-name="DejaVu Sans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DejaVu Sans" fo:font-size="14pt" fo:font-style="oblique" fo:font-weight="normal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fo:font-weight="bold" style:font-size-asian="10.5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background-color="#94bd5e" fo:padding="0.049cm" fo:border-left="0.088cm solid #355e00" fo:border-right="none" fo:border-top="0.088cm solid #355e00" fo:border-bottom="0.088cm solid #355e00" style:shadow="none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 AMT" style:font-name-asian="Cumberland AMT" style:font-name-complex="Cumberland AMT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age_20_Number" style:display-name="Page Number" style:family="text"/>
    <style:style style:name="Line_20_numbering" style:display-name="Line numbering" style:family="text"/>
    <style:style style:name="Example" style:family="text">
      <style:text-properties style:font-name="Cumberland AMT" style:font-name-asian="Cumberland AMT" style:font-name-complex="Cumberland AM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suffix=". " style:num-format="1" text:display-levels="4">
        <style:list-level-properties text:min-label-distance="0.381cm"/>
      </text:outline-level-style>
      <text:outline-level-style text:level="5" style:num-suffix=". 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1" style:family="text"/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style:dynamic-spacing="true"/>
      </style:header-style>
      <style:footer-style>
        <style:header-footer-properties fo:min-height="0.998cm" fo:margin-left="0cm" fo:margin-right="0cm" fo:margin-top="0.499cm" fo:border="none" fo:padding-top="0.101cm" fo:padding-bottom="0cm" fo:padding-left="0cm" fo:padding-right="0cm" style:shadow="none" fo:background-color="#94bd5e" style:dynamic-spacing="true">
          <style:background-image/>
        </style:header-footer-properties>
      </style:footer-style>
    </style:page-layout>
    <style:page-layout style:name="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style:dynamic-spacing="true"/>
      </style:header-style>
      <style:footer-style>
        <style:header-footer-properties fo:min-height="0.998cm" fo:margin-left="0cm" fo:margin-right="0cm" fo:margin-top="0.499cm" fo:border="none" fo:padding-top="0.101cm" fo:padding-bottom="0cm" fo:padding-left="0cm" fo:padding-right="0cm" style:shadow="none" fo:background-color="#94bd5e" style:dynamic-spacing="true">
          <style:background-image/>
        </style:header-footer-properties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"><text:tab/><text:initial-creator>AgentK</text:initial-creator></text:p>
      </style:header>
      <style:footer>
        <text:p text:style-name="Footer"><text:span text:style-name="Strong_20_Emphasis"><text:s/></text:span><text:span text:style-name="Strong_20_Emphasis"><text:page-number text:select-page="current">2</text:page-number></text:span><text:span text:style-name="Strong_20_Emphasis"> | </text:span><text:span text:style-name="Strong_20_Emphasis"><text:page-count>2</text:page-count></text:span><text:span text:style-name="Strong_20_Emphasis"> |</text:span></text:p>
      </style:footer>
    </style:master-page>
    <style:master-page style:name="Right_20_Page" style:display-name="Right Page" style:page-layout-name="pm4" style:next-style-name="Left_20_Page">
      <style:header>
        <text:p text:style-name="Header"><text:tab/><text:span text:style-name="Strong_20_Emphasis"><text:title>Földünk</text:title></text:span></text:p>
      </style:header>
      <style:footer>
        <text:p text:style-name="Footer"><text:tab/><text:tab/><text:span text:style-name="Strong_20_Emphasis">| </text:span><text:span text:style-name="Strong_20_Emphasis"><text:page-number text:select-page="current">2</text:page-number></text:span><text:span text:style-name="Strong_20_Emphasis"> | </text:span><text:span text:style-name="Strong_20_Emphasis"><text:page-count>2</text:page-count></text:span><text:span text:style-name="Strong_20_Emphasis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241$Build-9244</meta:generator>
    <dc:title>Földünk</dc:title>
    <dc:subject>Látványos sablon Földünk fotorealisztikus képével</dc:subject>
    <meta:initial-creator>AgentK</meta:initial-creator>
    <meta:creation-date>2008-01-05T22:35:10</meta:creation-date>
    <dc:creator>AgentK</dc:creator>
    <dc:date>2008-01-05T23:16:37</dc:date>
    <meta:editing-cycles>14</meta:editing-cycles>
    <meta:editing-duration>PT38M45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0" meta:image-count="0" meta:object-count="0" meta:page-count="2" meta:paragraph-count="9" meta:word-count="1" meta:character-count="39"/>
  </office:meta>
</office:document-meta>
</file>